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45in" style:contextual-spacing="false" fo:line-height="100%" fo:text-align="end" style:justify-single-word="false"/>
      <style:text-properties fo:font-variant="normal" fo:text-transform="none" style:use-window-font-color="true" loext:opacity="0%" style:font-name="Liberation Sans" fo:font-size="14pt" fo:letter-spacing="normal" fo:language="fr" fo:country="FR" fo:font-weight="bold" officeooo:paragraph-rsid="000b6228" style:font-name-asian="Times New Roman" style:font-size-asian="14pt" style:font-weight-asian="bold" style:font-name-complex="Liberation Sans" style:font-size-complex="21pt" style:font-style-complex="normal" style:font-weight-complex="normal"/>
    </style:style>
    <style:style style:name="P2" style:family="paragraph" style:parent-style-name="Standard">
      <style:paragraph-properties fo:margin-top="0.1154in" fo:margin-bottom="0.1154in" style:contextual-spacing="false" fo:line-height="100%" fo:text-align="end" style:justify-single-word="false"/>
      <style:text-properties style:font-name="Liberation Sans" fo:font-size="12pt" fo:language="fr" fo:country="FR" officeooo:paragraph-rsid="000b6228" style:font-name-asian="Times New Roman" style:font-size-asian="12pt" style:font-name-complex="Liberation Sans" style:font-size-complex="12pt"/>
    </style:style>
    <style:style style:name="P3" style:family="paragraph" style:parent-style-name="Standard">
      <style:paragraph-properties fo:margin-top="0.1154in" fo:margin-bottom="0.1154in" style:contextual-spacing="false" fo:line-height="100%" fo:text-align="end" style:justify-single-word="false"/>
      <style:text-properties officeooo:paragraph-rsid="000b6228"/>
    </style:style>
    <style:style style:name="P4" style:family="paragraph" style:parent-style-name="Heading_20_2">
      <style:paragraph-properties fo:margin-top="0.1154in" fo:margin-bottom="0.1154in" style:contextual-spacing="false" fo:line-height="100%" fo:text-align="end" style:justify-single-word="false"/>
      <style:text-properties officeooo:paragraph-rsid="000ccdef"/>
    </style:style>
    <style:style style:name="P5" style:family="paragraph" style:parent-style-name="Text_20_body">
      <style:paragraph-properties fo:margin-top="0.1154in" fo:margin-bottom="0.1154in" style:contextual-spacing="false" fo:line-height="100%" fo:text-align="end" style:justify-single-word="false"/>
      <style:text-properties style:font-name="Liberation Sans" fo:language="fr" fo:country="FR" officeooo:rsid="000ccdef" style:font-size-asian="12pt" style:font-name-complex="Liberation Sans"/>
    </style:style>
    <style:style style:name="P6" style:family="paragraph" style:parent-style-name="Heading_20_2">
      <style:paragraph-properties fo:margin-top="0.1154in" fo:margin-bottom="0.1154in" style:contextual-spacing="false" fo:text-align="end" style:justify-single-word="false"/>
      <style:text-properties style:font-name="Liberation Sans" fo:font-size="12pt" fo:language="fr" fo:country="FR" officeooo:rsid="000ccdef" style:font-size-asian="12pt" style:font-name-complex="Liberation Sans" style:font-size-complex="12pt" style:font-weight-complex="normal"/>
    </style:style>
    <style:style style:name="P7" style:family="paragraph" style:parent-style-name="Text_20_body">
      <style:paragraph-properties fo:margin-top="0.0756in" fo:margin-bottom="0.0756in" style:contextual-spacing="false" fo:line-height="100%" fo:text-align="end" style:justify-single-word="false"/>
      <style:text-properties style:font-name="Liberation Sans" fo:language="fr" fo:country="FR" officeooo:rsid="000ccdef" style:font-size-asian="12pt" style:font-name-complex="Liberation Sans"/>
    </style:style>
    <style:style style:name="P8" style:family="paragraph" style:parent-style-name="Text_20_body">
      <style:paragraph-properties fo:margin-top="0.0756in" fo:margin-bottom="0.0756in" style:contextual-spacing="false" fo:line-height="100%" fo:text-align="end" style:justify-single-word="false"/>
      <style:text-properties style:font-name="Liberation Sans" fo:language="fr" fo:country="FR" officeooo:rsid="000ccdef" officeooo:paragraph-rsid="000f7593" style:font-size-asian="12pt" style:font-name-complex="Liberation Sans"/>
    </style:style>
    <style:style style:name="P9" style:family="paragraph" style:parent-style-name="Text_20_body">
      <style:paragraph-properties fo:margin-top="0.0362in" fo:margin-bottom="0.0362in" style:contextual-spacing="false" fo:line-height="100%" fo:text-align="end" style:justify-single-word="false"/>
      <style:text-properties style:font-name="Liberation Sans" fo:language="fr" fo:country="FR" officeooo:rsid="000ccdef" officeooo:paragraph-rsid="000fabb2" style:font-size-asian="12pt" style:font-name-complex="Liberation Sans"/>
    </style:style>
    <style:style style:name="P10" style:family="paragraph" style:parent-style-name="Text_20_body">
      <style:paragraph-properties fo:margin-top="0.0362in" fo:margin-bottom="0.0362in" style:contextual-spacing="false" fo:line-height="100%" fo:text-align="end" style:justify-single-word="false"/>
      <style:text-properties style:font-name="Liberation Sans" fo:language="fr" fo:country="FR" officeooo:rsid="000ccdef" style:font-size-asian="12pt" style:font-name-complex="Liberation Sans"/>
    </style:style>
    <style:style style:name="P11" style:family="paragraph" style:parent-style-name="Text_20_body">
      <style:paragraph-properties fo:margin-top="0.1154in" fo:margin-bottom="0.1154in" style:contextual-spacing="false" fo:line-height="100%" fo:text-align="end" style:justify-single-word="false"/>
      <style:text-properties style:font-name="Liberation Sans" fo:language="fr" fo:country="FR" officeooo:rsid="000ccdef" officeooo:paragraph-rsid="000ff77a" style:font-size-asian="12pt" style:font-name-complex="Liberation Sans"/>
    </style:style>
    <style:style style:name="P12" style:family="paragraph" style:parent-style-name="Text_20_body">
      <style:paragraph-properties fo:margin-top="0.0398in" fo:margin-bottom="0.0398in" style:contextual-spacing="false" fo:line-height="100%" fo:text-align="end" style:justify-single-word="false"/>
      <style:text-properties style:font-name="Liberation Sans" fo:language="fr" fo:country="FR" officeooo:rsid="000ccdef" style:font-size-asian="12pt" style:font-name-complex="Liberation Sans"/>
    </style:style>
    <style:style style:name="P13" style:family="paragraph" style:parent-style-name="Text_20_body">
      <style:paragraph-properties fo:margin-top="0.0398in" fo:margin-bottom="0.0398in" style:contextual-spacing="false" fo:line-height="100%" fo:text-align="end" style:justify-single-word="false"/>
      <style:text-properties style:font-name="Liberation Sans" fo:language="fr" fo:country="FR" officeooo:rsid="000ccdef" officeooo:paragraph-rsid="00136012" style:font-size-asian="12pt" style:font-name-complex="Liberation Sans"/>
    </style:style>
    <style:style style:name="P14" style:family="paragraph" style:parent-style-name="Text_20_body" style:list-style-name="L1">
      <style:paragraph-properties fo:margin-top="0.1154in" fo:margin-bottom="0.1154in" style:contextual-spacing="false" fo:line-height="100%" fo:text-align="end" style:justify-single-word="false"/>
      <style:text-properties style:font-name="Liberation Sans" fo:language="fr" fo:country="FR" officeooo:rsid="000ccdef" style:font-size-asian="12pt" style:font-name-complex="Liberation Sans"/>
    </style:style>
    <style:style style:name="P15" style:family="paragraph" style:parent-style-name="Text_20_body" style:list-style-name="L2">
      <style:paragraph-properties fo:margin-top="0.1154in" fo:margin-bottom="0.1154in" style:contextual-spacing="false" fo:line-height="100%" fo:text-align="end" style:justify-single-word="false"/>
      <style:text-properties style:font-name="Liberation Sans" fo:language="fr" fo:country="FR" officeooo:rsid="000ccdef" style:font-size-asian="12pt" style:font-name-complex="Liberation Sans"/>
    </style:style>
    <style:style style:name="P16" style:family="paragraph" style:parent-style-name="Text_20_body">
      <style:paragraph-properties fo:margin-top="0.1154in" fo:margin-bottom="0.1154in" style:contextual-spacing="false" fo:line-height="100%" fo:text-align="end" style:justify-single-word="false"/>
      <style:text-properties style:font-name="Liberation Sans" fo:language="fr" fo:country="FR" officeooo:rsid="000ccdef" officeooo:paragraph-rsid="0011ad2a" style:font-size-asian="12pt" style:font-name-complex="Liberation Sans"/>
    </style:style>
    <style:style style:name="P17" style:family="paragraph" style:parent-style-name="Heading_20_2">
      <style:paragraph-properties fo:margin-top="0.1154in" fo:margin-bottom="0.1154in" style:contextual-spacing="false" fo:text-align="end" style:justify-single-word="false"/>
      <style:text-properties style:font-name="Liberation Sans" fo:font-size="12pt" fo:language="fr" fo:country="FR" officeooo:rsid="000ccdef" officeooo:paragraph-rsid="000ff77a" style:font-size-asian="12pt" style:font-name-complex="Liberation Sans" style:font-size-complex="12pt" style:font-weight-complex="normal"/>
    </style:style>
    <style:style style:name="P18" style:family="paragraph" style:parent-style-name="Text_20_body">
      <style:paragraph-properties fo:margin-top="0.1154in" fo:margin-bottom="0.1154in" style:contextual-spacing="false" fo:line-height="100%" fo:text-align="end" style:justify-single-word="false"/>
      <style:text-properties style:font-name="Liberation Sans" fo:language="fr" fo:country="FR" officeooo:rsid="000ccdef" officeooo:paragraph-rsid="001449df" style:font-size-asian="12pt" style:font-name-complex="Liberation Sans"/>
    </style:style>
    <style:style style:name="P19" style:family="paragraph" style:parent-style-name="Heading_20_2">
      <style:paragraph-properties fo:margin-top="0.0362in" fo:margin-bottom="0.0362in" style:contextual-spacing="false" fo:text-align="end" style:justify-single-word="false"/>
      <style:text-properties style:font-name="Liberation Sans" fo:font-size="12pt" fo:language="fr" fo:country="FR" officeooo:rsid="000ccdef" style:font-size-asian="12pt" style:font-name-complex="Liberation Sans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0ccdef"/>
    </style:style>
    <style:style style:name="T1" style:family="text">
      <style:text-properties officeooo:rsid="0028419a"/>
    </style:style>
    <style:style style:name="T2" style:family="text">
      <style:text-properties style:font-name="Liberation Sans" fo:font-size="12pt" fo:language="fr" fo:country="FR" style:font-name-asian="Times New Roman" style:font-size-asian="12pt" style:font-name-complex="Liberation Sans" style:font-size-complex="12pt"/>
    </style:style>
    <style:style style:name="T3" style:family="text">
      <style:text-properties fo:font-variant="normal" fo:text-transform="none" style:use-window-font-color="true" loext:opacity="0%" style:font-name="Liberation Sans" fo:font-size="12pt" fo:letter-spacing="normal" fo:language="fr" fo:country="FR" style:font-name-asian="Times New Roman" style:font-size-asian="12pt" style:font-name-complex="Liberation Sans" style:font-size-complex="12pt" style:font-style-complex="normal" style:font-weight-complex="normal"/>
    </style:style>
    <style:style style:name="T4" style:family="text">
      <style:text-properties style:font-name="Liberation Sans" fo:font-size="12pt" fo:language="fr" fo:country="FR" fo:background-color="transparent" loext:char-shading-value="0" style:font-size-asian="12pt" style:font-name-complex="Liberation Sans" style:font-size-complex="12pt"/>
    </style:style>
    <style:style style:name="T5" style:family="text">
      <style:text-properties fo:font-variant="normal" fo:text-transform="none" style:use-window-font-color="true" loext:opacity="0%" style:font-name="Liberation Sans" fo:font-size="12pt" fo:letter-spacing="normal" fo:language="fr" fo:country="FR" fo:background-color="transparent" loext:char-shading-value="0" style:font-size-asian="12pt" style:font-name-complex="Liberation Sans" style:font-size-complex="12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font-name="Liberation Sans" fo:font-size="12pt" fo:letter-spacing="normal" fo:language="fr" fo:country="FR" officeooo:rsid="000ccdef" fo:background-color="transparent" loext:char-shading-value="0" style:font-size-asian="12pt" style:font-name-complex="Liberation Sans" style:font-size-complex="12pt" style:font-style-complex="normal"/>
    </style:style>
    <style:style style:name="T7" style:family="text">
      <style:text-properties officeooo:rsid="000fabb2"/>
    </style:style>
    <style:style style:name="T8" style:family="text">
      <style:text-properties officeooo:rsid="000ff77a"/>
    </style:style>
    <style:style style:name="T9" style:family="text">
      <style:text-properties fo:font-variant="normal" fo:text-transform="none" style:use-window-font-color="true" loext:opacity="0%" style:font-name="Liberation Sans" fo:font-size="12pt" fo:letter-spacing="normal" fo:language="fr" fo:country="FR" officeooo:rsid="000ccdef" fo:background-color="transparent" loext:char-shading-value="0" style:font-size-asian="12pt" style:font-name-complex="Liberation Sans" style:font-size-complex="12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ريدي محمد بشير</text:p>
      <text:p text:style-name="P2"><text:span text:style-name="T1">e-mail :</text:span> seridi.mohammed.bachir@gmail.com</text:p>
      <text:p text:style-name="P3"><text:a xlink:type="simple" xlink:href="https://sm-bachir.netlify.app/" text:style-name="Internet_20_link" text:visited-style-name="Visited_20_Internet_20_Link"><text:span text:style-name="Internet_20_link"><text:span text:style-name="T2">https://sm-bachir.netlify.app/</text:span></text:span></text:a><text:span text:style-name="Internet_20_link"><text:span text:style-name="T2"> ; </text:span></text:span><text:span text:style-name="Internet_20_link"><text:span text:style-name="T3">ملف شخصي</text:span></text:span></text:p>
      <text:p text:style-name="P3"><text:span text:style-name="Strong_20_Emphasis"><text:span text:style-name="T2"><text:s/></text:span></text:span><text:a xlink:type="simple" xlink:href="http://www.linkedin.com/in/seridi-mohammed-bachir" text:style-name="Internet_20_link" text:visited-style-name="Visited_20_Internet_20_Link"><text:span text:style-name="Internet_20_link"><text:span text:style-name="T4">www.linkedin.com/in/seridi-mohammed-bachir</text:span></text:span></text:a><text:span text:style-name="Internet_20_link"><text:span text:style-name="T4"> : </text:span></text:span><text:span text:style-name="Internet_20_link"><text:span text:style-name="T5">لينكدإن</text:span></text:span></text:p>
      <text:h text:style-name="P4" text:outline-level="2"><text:span text:style-name="Internet_20_link"><text:span text:style-name="Strong_20_Emphasis"><text:span text:style-name="T6">الملخص المهني</text:span></text:span></text:span></text:h>
      <text:p text:style-name="P5">مهني شديد الدافعية يتمتع بخبرة قوية في إدارة العمليات وتطوير تكنولوجيا المعلومات. متمكن في تحسين سير العمل، وتطوير العمليات، واستعمال التقنيات الحديثة لتقديم حلول فعّالة. متعدد اللغات (العربية، الفرنسية، الإنجليزية).</text:p>
      <text:h text:style-name="P6" text:outline-level="2"><text:span text:style-name="Strong_20_Emphasis">الخبرة المهنية</text:span></text:h>
      <text:p text:style-name="P7"><text:span text:style-name="Strong_20_Emphasis">عامل مناوبة / مناول</text:span><text:line-break/>Omar Ben Omar، الجزائر صيف 2021</text:p>
      <text:p text:style-name="P7">العمل ضمن فريق، احترام المواعيد النهائية وتعليمات السلامة -</text:p>
      <text:p text:style-name="P5"><text:span text:style-name="Strong_20_Emphasis">مالك ومدير: SkyPhone، الجزائر</text:span><text:line-break/>يونيو 2022 – مايو 2023</text:p>
      <text:p text:style-name="P7">تقديم خدمة زبائن ممتازة عبر استشارات مخصصة ودعم ما بعد البيع. -</text:p>
      <text:p text:style-name="P8">تطوير وتنفيذ استراتيجيات التسويق، مما عزز ولاء العملاء بفضل العروض الترويجية على الشبكات الاجتماعية وفي المتجر</text:p>
      <text:p text:style-name="P5"><text:span text:style-name="Strong_20_Emphasis">عمل حر — Freelance : سبتمبر 2024</text:span></text:p>
      <text:p text:style-name="P9"><text:s/><text:span text:style-name="T7">(Portfolio)</text:span>إنشاء معرض أعمال شخصي <text:s/>-</text:p>
      <text:p text:style-name="P10"><text:s/><text:span text:style-name="T7">github </text:span>المشاركة في مشاريع مفتوحة المصدر على -</text:p>
      <text:p text:style-name="P11"><text:s/>TypeScript و C و Git.تعلم -</text:p>
      <text:h text:style-name="P6" text:outline-level="2"><text:span text:style-name="Strong_20_Emphasis">التكوين / التعليم</text:span></text:h>
      <text:p text:style-name="P12">تعلم ذاتي — تطوير الويب والبرمجة (منذ 2022) -</text:p>
      <text:p text:style-name="P13">GitHub مشاريع شخصية : معرض أعمال، تطبيقات صغيرة، مساهمات على -</text:p>
      <text:h text:style-name="P6" text:outline-level="2"><text:span text:style-name="Strong_20_Emphasis">المشاريع والإنجازات</text:span></text:h>
      <text:p text:style-name="P5"><text:span text:style-name="Strong_20_Emphasis">تطوير موقع للتجارة الإلكترونية (SvelteKit + Supabase)</text:span></text:p>
      <text:list text:style-name="L1">
        <text:list-item>
          <text:p text:style-name="P14"><text:soft-page-break/>تصميم وتنفيذ منصة تجارة إلكترونية متكاملة ومتجاوبة بالكامل، باستخدام أحدث تقنيات الواجهة الأمامية مع تجربة مستخدم سلسة.</text:p>
        </text:list-item>
      </text:list>
      <text:p text:style-name="P5"><text:span text:style-name="Strong_20_Emphasis">سكربت لإدارة الملفات (Python)</text:span></text:p>
      <text:list text:style-name="L2">
        <text:list-item>
          <text:p text:style-name="P15">تطوير سكربت Python لأتمتة تنظيم الملفات، يتضمن ميزات التشفير وفك التشفير مع إدارة آمنة للمفاتيح (مشروع تعليمي).</text:p>
        </text:list-item>
      </text:list>
      <text:p text:style-name="P5"><text:span text:style-name="Strong_20_Emphasis">تطبيق مراسلة (Golang WebSocket + Next.js)</text:span></text:p>
      <text:p text:style-name="P5">تطبيق مراسلة بسيط عبر الإنترنت باستخدام تقنيات حديثة للجزء الخادم -</text:p>
      <text:p text:style-name="P16">تنفيذ تواصل ثنائي الاتجاه للدردشة الجماعية -</text:p>
      <text:p text:style-name="P16"><text:s text:c="2"/>Go يتيح اتصالات فورية في الوقت الحقيقي، مع واجهة -</text:p>
      <text:h text:style-name="P17" text:outline-level="2"><text:span text:style-name="Strong_20_Emphasis">المهارات التقنية</text:span></text:h>
      <text:p text:style-name="P11"><text:span text:style-name="Strong_20_Emphasis"><text:s/>(Front-End) </text:span><text:span text:style-name="Strong_20_Emphasis">تطوير الواجهة الأمامية</text:span></text:p>
      <text:p text:style-name="P18">HTML5، CSS، JavaScript/TypeScript : التقنيات -</text:p>
      <text:p text:style-name="P18"><text:s/>SvelteKit، Next.js، Astro، Nuxt : الأطر -</text:p>
      <text:p text:style-name="P11"><text:span text:style-name="Strong_20_Emphasis">(Back-End) تطوير الخلفية</text:span></text:p>
      <text:p text:style-name="P11"><text:s/>Go، JavaScript / TypeScript، Python<text:span text:style-name="T8"> :</text:span>اللغات -</text:p>
      <text:p text:style-name="P5"><text:span text:style-name="Strong_20_Emphasis">إدارة قواعد البيانات</text:span></text:p>
      <text:p text:style-name="P5">SQL، PostgreSQL -</text:p>
      <text:h text:style-name="P19" text:outline-level="2"><text:span text:style-name="Strong_20_Emphasis">اللغات</text:span></text:h>
      <text:p text:style-name="P10">العربية : لغة أم -</text:p>
      <text:p text:style-name="P10">الفرنسية : متقدم -</text:p>
      <text:p text:style-name="P10">الإنجليزية : متقدم -</text:p>
      <text:p text:style-name="P5">الإسبانية : متوسط -</text:p>
      <text:h text:style-name="P6" text:outline-level="2"><text:span text:style-name="Strong_20_Emphasis">الهوايات والاهتمامات</text:span></text:h>
      <text:p text:style-name="P12">استكشاف التقنيات الحديثة والناشئة -</text:p>
      <text:p text:style-name="P12">تنفيذ مشاريع شخصية لصقل مهاراتي التقنية -</text:p>
      <text:p text:style-name="P20"><text:span text:style-name="Internet_20_link"><text:span text:style-name="T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2:34:19.150985302</meta:creation-date>
    <meta:generator>LibreOffice/25.2.7.2$Linux_X86_64 LibreOffice_project/520$Build-2</meta:generator>
    <dc:date>2025-11-25T22:53:54.121013624</dc:date>
    <meta:editing-duration>PT19M27S</meta:editing-duration>
    <meta:editing-cycles>16</meta:editing-cycles>
    <meta:document-statistic meta:table-count="0" meta:image-count="0" meta:object-count="0" meta:page-count="2" meta:paragraph-count="44" meta:word-count="299" meta:character-count="1953" meta:non-whitespace-character-count="1687"/>
  </office:meta>
</office:document-meta>
</file>